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6cf3" officeooo:paragraph-rsid="00136cf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6cf3" officeooo:paragraph-rsid="00136cf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83d2" officeooo:paragraph-rsid="001583d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78e2" officeooo:paragraph-rsid="001778e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9ea6" officeooo:paragraph-rsid="001cf0c7" style:font-size-asian="10.5pt" style:font-weight-asian="normal" style:font-size-complex="12pt" style:font-weight-complex="normal"/>
    </style:style>
    <style:style style:name="T1" style:family="text">
      <style:text-properties officeooo:rsid="0017bc64"/>
    </style:style>
    <style:style style:name="T2" style:family="text">
      <style:text-properties officeooo:rsid="0017c522"/>
    </style:style>
    <style:style style:name="T3" style:family="text">
      <style:text-properties officeooo:rsid="00182dc1"/>
    </style:style>
    <style:style style:name="T4" style:family="text">
      <style:text-properties officeooo:rsid="001a17db"/>
    </style:style>
    <style:style style:name="T5" style:family="text">
      <style:text-properties officeooo:rsid="001cf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ègles de structuration Livres d’Heures</text:p>
      <text:p text:style-name="P1"/>
      <text:p text:style-name="P2">Règles globale :</text:p>
      <text:p text:style-name="P2"/>
      <text:p text:style-name="P5">Un Versicule <text:span text:style-name="T5">est suivi par un Répons (à cnfirmer)</text:span>. </text:p>
      <text:p text:style-name="P5">Un psaume est précédé et suivit par un Antienne ( pour le prec. Seulement quelques mots de l’antienne <text:span text:style-name="T5">qui suit</text:span>).</text:p>
      <text:p text:style-name="P3">Leçons semble réuni ensemble (par paire de 2 ou 3), entrecoupé d’un Répons et d’un Versicule.</text:p>
      <text:p text:style-name="P4">Passage de psaumes et letania entre les heures  <text:span text:style-name="T5">(à confirmer)</text:span></text:p>
      <text:p text:style-name="P4"/>
      <text:p text:style-name="P4">- <text:span text:style-name="T1">antienne : quelques mots avant psaumes, puis l’antienne en entier après le psaume. Pareil pour les cantiques.</text:span></text:p>
      <text:p text:style-name="P4">- <text:span text:style-name="T1">absolution : pas assez d’éléments pour définir une règle.</text:span></text:p>
      <text:p text:style-name="P3">- <text:span text:style-name="T1">bénédiction : pas assez d’éléments pour définir une règle.</text:span></text:p>
      <text:p text:style-name="P3">- <text:span text:style-name="T1">cantique : Soit « Cant., Ant. » ou « Cant., Ant., V., R. »</text:span></text:p>
      <text:p text:style-name="P3">- <text:span text:style-name="T2">capitule : Soit « Cap. » ou « Cap., V., R. »</text:span></text:p>
      <text:p text:style-name="P3">- <text:span text:style-name="T2">invitatoire : Seulement le psaume.</text:span></text:p>
      <text:p text:style-name="P3">- <text:span text:style-name="T3">leçon : Par groupe de 2 ou 3 et séparé par un Répons et u Versicule</text:span></text:p>
      <text:p text:style-name="P3">- <text:span text:style-name="T4">oraison : <text:s/>Pas de structure qui se dégage</text:span></text:p>
      <text:p text:style-name="P3">- <text:span text:style-name="T4">psaume : Encadré par un antien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2:21:05.747529417</meta:creation-date>
    <dc:date>2018-05-24T01:02:39.553260843</dc:date>
    <meta:editing-duration>PT20H48M3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68" meta:character-count="890" meta:non-whitespace-character-count="734"/>
  </office:meta>
</office:document-meta>
</file>